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16853f" officeooo:paragraph-rsid="0016853f" style:font-size-asian="14pt" style:font-size-complex="14pt"/>
    </style:style>
    <style:style style:name="P2" style:family="paragraph" style:parent-style-name="Standard">
      <style:text-properties fo:font-size="14pt" style:text-underline-style="solid" style:text-underline-width="auto" style:text-underline-color="font-color" officeooo:rsid="001c2679" officeooo:paragraph-rsid="001c2679" style:font-size-asian="14pt" style:font-size-complex="14pt"/>
    </style:style>
    <style:style style:name="P3" style:family="paragraph" style:parent-style-name="Standard">
      <style:text-properties fo:font-size="12pt" style:text-underline-style="none" officeooo:rsid="0016853f" officeooo:paragraph-rsid="0016853f" style:font-size-asian="10.5pt" style:font-size-complex="12pt"/>
    </style:style>
    <style:style style:name="P4" style:family="paragraph" style:parent-style-name="Standard">
      <style:text-properties fo:font-size="12pt" style:text-underline-style="none" officeooo:rsid="001c2679" officeooo:paragraph-rsid="001c2679" style:font-size-asian="10.5pt" style:font-size-complex="12pt"/>
    </style:style>
    <style:style style:name="T1" style:family="text">
      <style:text-properties officeooo:rsid="0017ea95"/>
    </style:style>
    <style:style style:name="T2" style:family="text">
      <style:text-properties officeooo:rsid="00183cd9"/>
    </style:style>
    <style:style style:name="T3" style:family="text">
      <style:text-properties officeooo:rsid="0019ce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beitsauftrag Ethik Verteilung Impfdosen</text:p>
      <text:p text:style-name="P1">Aufgabe 1</text:p>
      <text:p text:style-name="P1"/>
      <text:p text:style-name="P3">Ich würde mich zu aller erst an die Vorgaben der Regierung halten und versuchen die Impfdosen gemäß ihrer <text:span text:style-name="T1">A</text:span>ngaben zu verteilen. Dadurch schließe ich zum einen rechtliche Konsequenzen wie <text:span text:style-name="T1">aus und kann auch andere bedenken auf die Entscheidung der Regierung zurück führen. Dadurch habe ich selbst ein reines gewissen und muss mich nicht sorgen jemanden bevorzugt zu haben. Sollten am Ende der Woche noch Dosen übrig sein, würde ich diese wiederum an wichtige oder sehr kranke Patienten verteilen. Manche würden vielleicht argumentieren das diese ja eh nicht mehr viel Zeit hätten oder vielleicht eh nicht mal ihre jetzige Krankheit überleben. Doch ich denke das gerade diese Personen die Impfungen gebrauchen können, denn die Impfung soll nicht die komplette Infektion verhindern. Sie soll lediglich das schlimmste verhindern. Dadurch könnten schwer kranke Patienten eine bessere Überlebenschance haben und </text:span><text:span text:style-name="T2">vielleicht nur mit leichten „Schäden“ aus der Sache raus kommen. Dadurch könnte man </text:span><text:span text:style-name="T3">zum einen vielleicht die Anzahl an toten verringern da gesündere Personen generell eine höhere Chance auf Heilung haben als alte und/oder kranke Personen. Dies mit erst mal Sinnvoller als junge Personen zu Impfen weil diese ja „noch ein langes Leben vor sich haben“ oder „Wir auch an unsere Kinder denken müssen“. Ich finde das ist weder Richtig noch Logisch weswegen ich den oben genannten Ansatz verfolgen würde. Dadurch würde ich erst die restliche Dosen an alte und/oder Kranke Personen verteilen, dann an sehr junge Personen die vielleicht noch in ihrer Entwicklung sind und zu guter Letzt die gesunden Personen mittleren Alters. Dadurch sollten die meisten Tode so schnell wie möglich verhindert werden.</text:span></text:p>
      <text:p text:style-name="P3"/>
      <text:p text:style-name="P2">Aufgabe 2</text:p>
      <text:p text:style-name="P2"/>
      <text:p text:style-name="P4">Wie ich schon im oberen Text gesagt habe, würde Ich zuerst die <text:span text:style-name="T3">Dosen an alte und/oder Kranke Personen verteilen, dann an sehr junge Personen die vielleicht noch in ihrer Entwicklung sind und zu guter Letzt die gesunden Personen mittleren Alters. </text:span>Diese Reihenfolge würde zwar nicht alle zufrieden stellen, aber es würde zu weniger Toten und vielleicht auch zu weniger Ansteckungen führen. Zudem sollten dadurch auch die Intensiv betten weniger ausgelastet sein als wie wir es zuletzt gesehen haben, da jüngere und gesündere Personen meist einen weniger schweren Verlauf der Krankheit haben als Personen mit Vorerkrankungen. Dann könnte man sich auch noch auf andere Dinge konzentrieren als nur das pflegen von bereits erkrankten Person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10:27:25.795000000</meta:creation-date>
    <dc:date>2021-04-27T11:18:38.831000000</dc:date>
    <meta:editing-duration>PT9M41S</meta:editing-duration>
    <meta:editing-cycles>2</meta:editing-cycles>
    <meta:generator>LibreOffice/7.1.1.2$Windows_X86_64 LibreOffice_project/fe0b08f4af1bacafe4c7ecc87ce55bb426164676</meta:generator>
    <meta:document-statistic meta:table-count="0" meta:image-count="0" meta:object-count="0" meta:page-count="1" meta:paragraph-count="5" meta:word-count="382" meta:character-count="2494" meta:non-whitespace-character-count="2117"/>
  </office:meta>
</office:document-meta>
</file>